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e025" officeooo:paragraph-rsid="0013e025"/>
    </style:style>
    <style:style style:name="P2" style:family="paragraph" style:parent-style-name="Standard">
      <style:paragraph-properties fo:text-align="start" style:justify-single-word="false"/>
      <style:text-properties officeooo:rsid="0013e025" officeooo:paragraph-rsid="0013e025"/>
    </style:style>
    <style:style style:name="P3" style:family="paragraph" style:parent-style-name="Standard">
      <style:text-properties officeooo:paragraph-rsid="00157f72"/>
    </style:style>
    <style:style style:name="P4" style:family="paragraph" style:parent-style-name="Standard">
      <style:text-properties officeooo:rsid="00157f72"/>
    </style:style>
    <style:style style:name="P5" style:family="paragraph" style:parent-style-name="Standard">
      <style:paragraph-properties fo:text-align="start" style:justify-single-word="false"/>
      <style:text-properties officeooo:rsid="001718c5" officeooo:paragraph-rsid="001d1af2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officeooo:rsid="00157f72" officeooo:paragraph-rsid="00157f72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fo:font-weight="bold" officeooo:rsid="00157f72" officeooo:paragraph-rsid="00157f72" style:font-weight-asian="bold" style:font-weight-complex="bold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fo:font-weight="normal" officeooo:rsid="00157f72" officeooo:paragraph-rsid="00157f72" style:font-weight-asian="normal" style:font-weight-complex="normal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officeooo:paragraph-rsid="00157f72"/>
    </style:style>
    <style:style style:name="P10" style:family="paragraph" style:parent-style-name="Standard">
      <style:paragraph-properties fo:margin-left="3.752cm" fo:margin-right="0cm" fo:text-indent="0cm" style:auto-text-indent="false"/>
      <style:text-properties fo:font-weight="normal" officeooo:rsid="00157f72" officeooo:paragraph-rsid="00157f72" style:font-weight-asian="normal" style:font-weight-complex="normal"/>
    </style:style>
    <style:style style:name="P11" style:family="paragraph" style:parent-style-name="Standard">
      <style:paragraph-properties fo:margin-left="3.752cm" fo:margin-right="0cm" fo:text-indent="0cm" style:auto-text-indent="false"/>
      <style:text-properties fo:font-weight="normal" officeooo:rsid="00157f72" officeooo:paragraph-rsid="0019749c" style:font-weight-asian="normal" style:font-weight-complex="normal"/>
    </style:style>
    <style:style style:name="P12" style:family="paragraph" style:parent-style-name="Standard">
      <style:paragraph-properties fo:margin-left="3.752cm" fo:margin-right="0cm" fo:text-indent="0cm" style:auto-text-indent="false"/>
      <style:text-properties fo:font-weight="normal" officeooo:rsid="00157f72" officeooo:paragraph-rsid="001b8918" style:font-weight-asian="normal" style:font-weight-complex="normal"/>
    </style:style>
    <style:style style:name="P13" style:family="paragraph" style:parent-style-name="Standard">
      <style:paragraph-properties fo:margin-left="3.752cm" fo:margin-right="0cm" fo:text-indent="0cm" style:auto-text-indent="false"/>
      <style:text-properties officeooo:rsid="001b8918" officeooo:paragraph-rsid="001d1af2"/>
    </style:style>
    <style:style style:name="P14" style:family="paragraph" style:parent-style-name="Standard">
      <style:paragraph-properties fo:margin-left="3.752cm" fo:margin-right="0cm" fo:text-indent="0cm" style:auto-text-indent="false"/>
      <style:text-properties officeooo:paragraph-rsid="00157f72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157f72" officeooo:paragraph-rsid="00157f7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end" style:justify-single-word="false"/>
      <style:text-properties officeooo:rsid="0013e025" officeooo:paragraph-rsid="0013e025"/>
    </style:style>
    <style:style style:name="T1" style:family="text">
      <style:text-properties style:font-name="Liberation Serif1" officeooo:rsid="001718c5"/>
    </style:style>
    <style:style style:name="T2" style:family="text">
      <style:text-properties style:font-name="Liberation Serif1" officeooo:rsid="001718c5" loext:padding="0.049cm" loext:border="0.06pt solid #000000" loext:shadow="none"/>
    </style:style>
    <style:style style:name="T3" style:family="text">
      <style:text-properties style:font-name="Liberation Serif1" officeooo:rsid="001b8918" loext:padding="0.049cm" loext:border="0.06pt solid #000000" loext:shadow="none"/>
    </style:style>
    <style:style style:name="T4" style:family="text">
      <style:text-properties style:font-name="Liberation Serif1" officeooo:rsid="00157f72"/>
    </style:style>
    <style:style style:name="T5" style:family="text">
      <style:text-properties style:font-name="Liberation Serif1" officeooo:rsid="00157f72" loext:padding="0.049cm" loext:border="0.06pt solid #000000" loext:shadow="none"/>
    </style:style>
    <style:style style:name="T6" style:family="text">
      <style:text-properties style:font-name="Liberation Serif1" officeooo:rsid="001d1af2" loext:padding="0.049cm" loext:border="0.06pt solid #000000" loext:shadow="none"/>
    </style:style>
    <style:style style:name="T7" style:family="text">
      <style:text-properties officeooo:rsid="001d1af2"/>
    </style:style>
    <style:style style:name="T8" style:family="text">
      <style:text-properties fo:font-weight="normal" officeooo:rsid="00157f72" style:font-weight-asian="normal" style:font-weight-complex="normal"/>
    </style:style>
    <style:style style:name="T9" style:family="text">
      <style:text-properties fo:font-weight="normal" officeooo:rsid="001d1af2" style:font-weight-asian="normal" style:font-weight-complex="normal"/>
    </style:style>
    <style:style style:name="T10" style:family="text">
      <style:text-properties fo:font-weight="normal" officeooo:rsid="001b8918" style:font-weight-asian="normal" style:font-weight-complex="normal"/>
    </style:style>
    <style:style style:name="T11" style:family="text">
      <style:text-properties fo:font-weight="normal" officeooo:rsid="00189936" style:font-weight-asian="normal" style:font-weight-complex="normal"/>
    </style:style>
    <style:style style:name="T12" style:family="text">
      <style:text-properties officeooo:rsid="00157f72"/>
    </style:style>
    <style:style style:name="T13" style:family="text">
      <style:text-properties officeooo:rsid="001ec54c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ieux, le 01-02-2020</text:p>
      <text:p text:style-name="P1"/>
      <text:p text:style-name="P2">GAILLARD Laurent</text:p>
      <text:p text:style-name="P5">1 <text:span text:style-name="T7">rue Saint Exupéry</text:span></text:p>
      <text:p text:style-name="P2"><draw:frame draw:style-name="fr1" draw:name="Cadre1" text:anchor-type="paragraph" svg:x="11.802cm" svg:y="0.023cm" svg:width="7.313cm" draw:z-index="0"><draw:text-box fo:min-height="1.921cm"><text:p text:style-name="P3">Couleurs Droguerie Conseil Victor Hugo</text:p><text:p text:style-name="P3">2 Rue d'Alençon</text:p><text:p text:style-name="P3">14100 Lisieux </text:p></draw:text-box></draw:frame>Allée du Petit Bon Dieu</text:p>
      <text:p text:style-name="P2">14100 Lisieux</text:p>
      <text:p text:style-name="P2"/>
      <text:p text:style-name="P4">Tel : 06 07 77 49 98</text:p>
      <text:p text:style-name="Standard"/>
      <text:p text:style-name="Standard">SIREN : 523 368 413</text:p>
      <text:p text:style-name="P15"/>
      <text:p text:style-name="P15">Facture</text:p>
      <text:p text:style-name="P15"/>
      <text:p text:style-name="P6"/>
      <text:p text:style-name="P7">Période :</text:p>
      <text:p text:style-name="P6"/>
      <text:p text:style-name="P13">J<text:span text:style-name="T7">anvier 2020</text:span></text:p>
      <text:p text:style-name="P6"/>
      <text:p text:style-name="P7">Dates :</text:p>
      <text:p text:style-name="P7"/>
      <text:p text:style-name="P14"><text:span text:style-name="T9">11 –</text:span><text:span text:style-name="T8"> </text:span><text:span text:style-name="T11">01 –</text:span><text:span text:style-name="T8"> 202</text:span><text:span text:style-name="T9">0 </text:span><text:span text:style-name="T8"><text:tab/>1H</text:span></text:p>
      <text:p text:style-name="P10"><text:span text:style-name="T7">18 –</text:span> 0<text:span text:style-name="T7">1 –</text:span> 20<text:span text:style-name="T7">20</text:span><text:tab/>1H</text:p>
      <text:p text:style-name="P11"><text:span text:style-name="T7">25 –</text:span> 0<text:span text:style-name="T7">1 –</text:span> 20<text:span text:style-name="T7">20</text:span><text:tab/>1H</text:p>
      <text:p text:style-name="P10"/>
      <text:p text:style-name="P12"/>
      <text:p text:style-name="P12"/>
      <text:p text:style-name="P7">Total Heures : </text:p>
      <text:p text:style-name="P8"/>
      <text:p text:style-name="P9"><text:span text:style-name="T8"><text:tab/></text:span><text:span text:style-name="T10">3</text:span><text:span text:style-name="T8"> Heures</text:span></text:p>
      <text:p text:style-name="P8"/>
      <text:p text:style-name="P6"/>
      <text:p text:style-name="P7">Montant Total : </text:p>
      <text:p text:style-name="P6"/>
      <text:p text:style-name="P9"><text:span text:style-name="T12"><text:tab/>3 H </text:span><text:span text:style-name="T4">× 18 </text:span><text:span text:style-name="T1">Euros</text:span><text:span text:style-name="T4">/H = </text:span><text:span text:style-name="T5"><text:s/></text:span><text:span text:style-name="T3">5</text:span><text:span text:style-name="T6">4</text:span><text:span text:style-name="T2"> Euros </text:span></text:p>
      <text:p text:style-name="P6"><text:tab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1-19T14:30:25.480000000</meta:creation-date>
    <dc:title>Marges Courtes</dc:title>
    <meta:editing-duration>PT23M54S</meta:editing-duration>
    <meta:editing-cycles>9</meta:editing-cycles>
    <meta:generator>LibreOffice/6.3.4.2$Windows_X86_64 LibreOffice_project/60da17e045e08f1793c57c00ba83cdfce946d0aa</meta:generator>
    <dc:date>2020-02-03T11:24:23.162000000</dc:date>
    <meta:print-date>2018-04-09T09:56:01.682689228</meta:print-date>
    <meta:document-statistic meta:table-count="0" meta:image-count="0" meta:object-count="0" meta:page-count="1" meta:paragraph-count="22" meta:word-count="73" meta:character-count="357" meta:non-whitespace-character-count="290"/>
    <meta:template xlink:type="simple" xlink:actuate="onRequest" xlink:title="Marges Courtes" xlink:href="../../../../AppData/Roaming/LibreOffice/4/user/template/Marges%20Courtes.ott" meta:date="2017-11-19T14:30:22.949000000"/>
  </office:meta>
</office:document-meta>
</file>